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meta.rdf"/>
  <manifest:file-entry manifest:media-type="" manifest:full-path="meta/"/>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2C88C416.png"/>
  <manifest:file-entry manifest:media-type="image/png" manifest:full-path="Pictures/1000000000000004000000045A636FA8.png"/>
  <manifest:file-entry manifest:media-type="image/png" manifest:full-path="Pictures/1000000000000004000000044B8B09BB.png"/>
  <manifest:file-entry manifest:media-type="image/png" manifest:full-path="Pictures/100000000000000400000004CC5182EB.png"/>
  <manifest:file-entry manifest:media-type="image/png" manifest:full-path="Pictures/100000000000000400000004D7F2E51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anx="http://anx.akomantoso.org/1.0"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4in" fo:margin-right="0in" style:editable="false">
        <style:columns fo:column-count="1" fo:column-gap="0in"/>
        <style:background-image xlink:href="Pictures/1000000000000004000000044B8B09BB.png" xlink:type="simple" xlink:actuate="onLoad" style:filter-name="PNG - Portable Network Graphic"/>
      </style:section-properties>
    </style:style>
    <style:style style:name="Sect7" style:family="section">
      <style:section-properties fo:background-color="transparent" fo:margin-left="0.6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8" style:family="section">
      <style:section-properties fo:background-color="transparent" fo:margin-left="0.7in" fo:margin-right="0in" style:editable="false">
        <style:columns fo:column-count="1" fo:column-gap="0in"/>
        <style:background-image xlink:href="Pictures/100000000000000400000004D7F2E517.png" xlink:type="simple" xlink:actuate="onLoad" style:filter-name="PNG - Portable Network Graphic"/>
      </style:section-properties>
    </style:style>
    <style:style style:name="Sect9" style:family="section">
      <style:section-properties fo:background-color="transparent" fo:margin-left="0.4in" fo:margin-right="0in" style:editable="false">
        <style:columns fo:column-count="1" fo:column-gap="0in"/>
        <style:background-image xlink:href="Pictures/1000000000000004000000042C88C416.png" xlink:type="simple" xlink:actuate="onLoad" style:filter-name="PNG - Portable Network Graphic"/>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xml:id="id1807938856" text:name="debaterecord">
        <text:p text:style-name="Standard"/>
        <text:section text:style-name="Sect2" xml:id="id1184055526" text:name="preface">
          <text:p text:style-name="heading_5f_preface">NATIONAL ASSEMBLY </text:p>
          <text:p text:style-name="Standard"/>
          <text:p text:style-name="subheading_5f_preface">OFFICIAL REPORT </text:p>
          <text:p text:style-name="Standard"/>
          <text:p text:style-name="Standard"><text:meta xml:id="id972950477">Wednesday, 20th March, 1991 </text:meta></text:p>
          <text:p text:style-name="Standard"/>
          <text:section text:style-name="Sect3" xml:id="id688474788" text:name="comment1">
            <text:p text:style-name="observation">The House met at thirty minutes past Two o'clock. </text:p>
            <text:p text:style-name="observation">[Mr Speaker in the Chair] </text:p>
          </text:section>
          <text:p text:style-name="Standard"/>
        </text:section>
        <text:p text:style-name="Standard"/>
        <text:section text:style-name="Sect4" xml:id="id853607847" text:name="papers1">
          <text:p text:style-name="heading_5f_papers">PAPERS <text:s/>LAID </text:p>
          <text:p text:style-name="Standard"/>
          <text:p text:style-name="subheading_5f_papers">The following Papers were laid on the Table: </text:p>
          <text:section text:style-name="Sect5" xml:id="id50562549" text:name="tbldocs1">
            <text:p text:style-name="Standard"><text:a xlink:type="simple" xlink:href="uri:Annual Report and Accounts of Jomo Kenyatta University College of Agriculture and Technology for the year ended 30th June, 1990 and the Certificate thereon by the Auditor-General (Corporations)&#10;        " office:name="URI to a tabled document">Kenya Accountants and Secretaries National Examinations Board Report and Accounts for the year ended 30th June, 1986. </text:a></text:p>
            <text:p text:style-name="Standard"><text:a xlink:type="simple" xlink:href="uri:Audit Report and Accounts of Higher Education Loans Fund for the year ended 30th June, 1983 and the Certificate thereon by the Auditor-General (Corporations)&#10;        " office:name="URI to a tabled document">Kenya Accountants and Secretaries National Examinations Board Report and Accounts for the year ended 30th June, 1987. </text:a></text:p>
            <text:p text:style-name="Standard"><text:a xlink:type="simple" xlink:href="uri:Finance Report and Accounts of Higher Education Loans Fund for the year ended 30th June, 1983 and the Certificate thereon by the Auditor-General (Corporations)&#10;        " office:name="URI to a tabled document">Kenya Reinsurance Corporation Annual Report and Accounts for the year ended 31st December, 1985. </text:a></text:p>
            <text:p text:style-name="Standard"><text:a xlink:type="simple" xlink:href="uri:The Report of the Commonwealth Parliamentary Association (CPA) Kenya branch delegation to the 35th CPA (Africa Region) conference held in Lobamba, Swaziland from 7th August, 2004 to 15th August, 2004.&#10;        " office:name="URI to a tabled document">Kenya Reinsurance Corporation Annual Report and Accounts for the year ended 31st December, 1986. </text:a></text:p>
            <text:p text:style-name="Standard"/>
          </text:section>
        </text:section>
        <text:section text:style-name="Sect3" xml:id="id1877352274" text:name="comment2">
          <text:p text:style-name="observation"/>
          <text:p text:style-name="observation">(By the Assistant Minister for Finance (Mr. Keah) on behalf of the Minister for Finance)</text:p>
        </text:section>
        <text:p text:style-name="Standard"/>
        <text:section text:style-name="Sect6" xml:id="id1352791266" text:name="comnctn1">
          <text:p text:style-name="heading_5f_comchair">COMMUNICATION FROM THE CHAIR</text:p>
          <text:p text:style-name="Standard"/>
          <text:section text:style-name="Sect7" xml:id="id99357760" text:name="speech1">
            <text:p text:style-name="Standard"><text:meta xml:id="id197401876">The Speaker: </text:meta></text:p>
            <text:section text:style-name="Sect8" xml:id="id198256031" text:name="spbody1">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section>
          <text:section text:style-name="Sect7" xml:id="id704294452" text:name="speech2">
            <text:p text:style-name="Standard"/>
            <text:p text:style-name="Standard"><text:meta xml:id="id827187700">Mr Abdallah: </text:meta></text:p>
            <text:section text:style-name="Sect8" xml:id="id1421072771" text:name="spbody2">
              <text:p text:style-name="Standard">Thank you, Mr Speaker. One of the issues why the attendance is poor is that in most cases we begin plenary very late, yet you always adjourn this House to 2.00 p.m. Members are always here at 2.00 p.m. but we begin towards 3.00 p.m., so there is need to keep time.</text:p>
              <text:p text:style-name="Standard"/>
            </text:section>
          </text:section>
          <text:section text:style-name="Sect7" xml:id="id272570302" text:name="speech3">
            <text:p text:style-name="Standard"><text:meta xml:id="id1043827351">THE SPEAKER: </text:meta></text:p>
            <text:p text:style-name="Standard"/>
            <text:section text:style-name="Sect8" xml:id="id963947314" text:name="spbody3">
              <text:p text:style-name="Standard">That has no merit, I must say. You mean they went away because we did not start at 2.00 p.m.? When I am in my chambers I watch the attendance here. <text:s/></text:p>
            </text:section>
          </text:section>
          <text:p text:style-name="Standard"/>
        </text:section>
        <text:p text:style-name="Standard"/>
        <text:p text:style-name="Standard"/>
        <text:section text:style-name="Sect9" xml:id="id1366098766" text:name="concl1">
          <text:p text:style-name="Standard">ADJOURNMENT</text:p>
          <text:p text:style-name="Standard"/>
          <text:p text:style-name="Standard">The Temporary Deputy Speaker (Mr. Kabingu-Muregi): </text:p>
          <text:p text:style-name="Standard">It is now time for the interruption of business. The House is, therefore, adjourned until tomorrow, Wednesday, 11th May, at 9.00 a.m. </text:p>
          <text:p text:style-name="Standard">The House rose at thirty minutes past Six o'clock.</text:p>
          <text:p text:style-name="Standard"/>
        </text:section>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anx="http://anx.akomantoso.org/1.0"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4b7mix1eilsn" draw:display-name="14b7mix1eilsn" xlink:href="Pictures/100000000000000400000004D7F2E517.png" xlink:type="simple" xlink:show="embed" xlink:actuate="onLoad"/>
    <draw:fill-image draw:name="_31_7em97wyrfqcj" draw:display-name="17em97wyrfqcj" xlink:href="Pictures/100000000000000400000004D7F2E517.png" xlink:type="simple" xlink:show="embed" xlink:actuate="onLoad"/>
    <draw:fill-image draw:name="_31_e8bhpfp97pqg" draw:display-name="1e8bhpfp97pqg" xlink:href="Pictures/1000000000000004000000045A636FA8.png" xlink:type="simple" xlink:show="embed" xlink:actuate="onLoad"/>
    <draw:fill-image draw:name="_31_ea5y4xt1mqd7" draw:display-name="1ea5y4xt1mqd7" xlink:href="Pictures/100000000000000400000004CC5182EB.png" xlink:type="simple" xlink:show="embed" xlink:actuate="onLoad"/>
    <draw:fill-image draw:name="_31_eewdetwshql0" draw:display-name="1eewdetwshql0" xlink:href="Pictures/1000000000000004000000045A636FA8.png" xlink:type="simple" xlink:show="embed" xlink:actuate="onLoad"/>
    <draw:fill-image draw:name="_31_k8eu2u7aowxn" draw:display-name="1k8eu2u7aowxn" xlink:href="Pictures/1000000000000004000000044B8B09BB.png" xlink:type="simple" xlink:show="embed" xlink:actuate="onLoad"/>
    <draw:fill-image draw:name="_31_lrof3a9knq8p" draw:display-name="1lrof3a9knq8p" xlink:href="Pictures/1000000000000004000000044B8B09BB.png" xlink:type="simple" xlink:show="embed" xlink:actuate="onLoad"/>
    <draw:fill-image draw:name="_31_m3wdh9dud0rw" draw:display-name="1m3wdh9dud0rw" xlink:href="Pictures/1000000000000004000000042C88C416.png" xlink:type="simple" xlink:show="embed" xlink:actuate="onLoad"/>
    <draw:fill-image draw:name="_31_ny6hfpp2x5d1" draw:display-name="1ny6hfpp2x5d1" xlink:href="Pictures/100000000000000400000004CC5182EB.png" xlink:type="simple" xlink:show="embed" xlink:actuate="onLoad"/>
    <draw:fill-image draw:name="_31_vl55gkr6m4vl" draw:display-name="1vl55gkr6m4vl" xlink:href="Pictures/100000000000000400000004D7F2E517.png" xlink:type="simple" xlink:show="embed" xlink:actuate="onLoad"/>
    <draw:fill-image draw:name="_31_w159mm7v23k5" draw:display-name="1w159mm7v23k5" xlink:href="Pictures/100000000000000400000004D7F2E517.png" xlink:type="simple" xlink:show="embed" xlink:actuate="onLoad"/>
    <draw:fill-image draw:name="_37_fayj7v9rds2" draw:display-name="7fayj7v9rds2" xlink:href="Pictures/1000000000000004000000045A636FA8.png" xlink:type="simple" xlink:show="embed" xlink:actuate="onLoad"/>
    <draw:fill-image draw:name="appn4novzog6" xlink:href="Pictures/1000000000000004000000044B8B09BB.png" xlink:type="simple" xlink:show="embed" xlink:actuate="onLoad"/>
    <draw:fill-image draw:name="rejyp9w2obye"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char_5f_style" style:display-name="char_style" style:family="text">
      <style:text-properties fo:font-style="italic" fo:font-weight="bold" fo:background-color="#eb613d"/>
    </style:style>
    <style:style style:name="an-list-item" style:family="text" style:parent-style-name="char_5f_style">
      <style:text-properties fo:font-style="italic" fo:font-weight="normal" fo:background-color="#ccffff"/>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01T16:32:59.21</meta:creation-date>
    <meta:editing-duration>PT16M33S</meta:editing-duration>
    <meta:editing-cycles>5</meta:editing-cycles>
    <meta:generator>OpenOffice.org/3.3$Win32 OpenOffice.org_project/330m20$Build-9567</meta:generator>
    <meta:initial-creator>Ashok Hariharan</meta:initial-creator>
    <dc:date>2012-02-01T17:04:44.85</dc:date>
    <dc:creator>Ashok Hariharan</dc:creator>
    <meta:document-statistic meta:table-count="0" meta:image-count="0" meta:object-count="0" meta:page-count="1" meta:paragraph-count="24" meta:word-count="446" meta:character-count="2512"/>
    <meta:user-defined meta:name="BungeniCountryCode">ke</meta:user-defined>
    <meta:user-defined meta:name="BungeniDocAuthor"/>
    <meta:user-defined meta:name="BungeniDocPart">main</meta:user-defined>
    <meta:user-defined meta:name="BungeniDocType"/>
    <meta:user-defined meta:name="BungeniExpAuthor" meta:value-type="string">user.Ashok</meta:user-defined>
    <meta:user-defined meta:name="BungeniExpAuthorURI" meta:value-type="string">user.Ashok</meta:user-defined>
    <meta:user-defined meta:name="BungeniExpDate" meta:value-type="string">2012-02-01</meta:user-defined>
    <meta:user-defined meta:name="BungeniExpDateName" meta:value-type="string">expDate</meta:user-defined>
    <meta:user-defined meta:name="BungeniExpURI" meta:value-type="string">/ke/debaterecord/2012-2-1/en</meta:user-defined>
    <meta:user-defined meta:name="BungeniLanguageCode" meta:value-type="string">en</meta:user-defined>
    <meta:user-defined meta:name="BungeniManAuthor" meta:value-type="string">user.Ashok</meta:user-defined>
    <meta:user-defined meta:name="BungeniManAuthorURI" meta:value-type="string">user.Ashok</meta:user-defined>
    <meta:user-defined meta:name="BungeniManDate" meta:value-type="string">2012-02-01</meta:user-defined>
    <meta:user-defined meta:name="BungeniManDateName" meta:value-type="string">manDate</meta:user-defined>
    <meta:user-defined meta:name="BungeniManURI" meta:value-type="string">/ke/debaterecord/2012-2-1/en.xml</meta:user-defined>
    <meta:user-defined meta:name="BungeniOfficialDate" meta:value-type="string">2012-02-01</meta:user-defined>
    <meta:user-defined meta:name="BungeniOfficialTime" meta:value-type="string">16:33</meta:user-defined>
    <meta:user-defined meta:name="BungeniParliamentID" meta:value-type="string">1</meta:user-defined>
    <meta:user-defined meta:name="BungeniParliamentSession" meta:value-type="string">23</meta:user-defined>
    <meta:user-defined meta:name="BungeniParliamentSitting" meta:value-type="string">4</meta:user-defined>
    <meta:user-defined meta:name="BungeniPublicationDate" meta:value-type="string">2012-02-01</meta:user-defined>
    <meta:user-defined meta:name="BungeniPublicationName" meta:value-type="string">debaterecord</meta:user-defined>
    <meta:user-defined meta:name="BungeniPublicationNameFull" meta:value-type="string"/>
    <meta:user-defined meta:name="BungeniWorkAuthor" meta:value-type="string">user.Ashok</meta:user-defined>
    <meta:user-defined meta:name="BungeniWorkAuthorURI" meta:value-type="string">user.Ashok</meta:user-defined>
    <meta:user-defined meta:name="BungeniWorkDate" meta:value-type="string">2012-02-01</meta:user-defined>
    <meta:user-defined meta:name="BungeniWorkDateName" meta:value-type="string">workDate</meta:user-defined>
    <meta:user-defined meta:name="BungeniWorkURI" meta:value-type="string">/ke/debaterecord/2012-2-1</meta:user-defined>
    <meta:user-defined meta:name="__BungeniDocMeta" meta:value-type="string">true</meta:user-defined>
    <meta:user-defined meta:name="bungeniEditorNotes" meta:value-type="string">&amp;lt;notes&amp;gt;&amp;lt;/notes&amp;gt;</meta:user-defined>
  </office:meta>
</office:document-meta>
</file>